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57482" style:font-name="inherit" fo:font-size="10.5pt" fo:letter-spacing="normal" fo:font-style="normal" fo:font-weight="bold" fo:background-color="#ffffff" loext:padding="0in" loext:border="none"/>
    </style:style>
    <style:style style:name="P2" style:family="paragraph" style:parent-style-name="Heading_20_2">
      <style:paragraph-properties fo:margin-left="0in" fo:margin-right="0in" fo:margin-top="0.3752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3" style:family="paragraph" style:parent-style-name="Heading_20_2">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officeooo:rsid="000689a2" officeooo:paragraph-rsid="00067c7c" style:font-size-asian="15.75pt" style:font-weight-asian="bold" style:font-size-complex="18pt" style:font-weight-complex="bold" loext:padding="0in" loext:border="none"/>
    </style:style>
    <style:style style:name="P4"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bold" fo:background-color="#ffffff" loext:padding="0in" loext:border="none"/>
    </style:style>
    <style:style style:name="P5" style:family="paragraph" style:parent-style-name="Heading_20_3">
      <style:paragraph-properties fo:margin-left="0in" fo:margin-right="0in" fo:margin-top="0in" fo:margin-bottom="0.1043in" loext:contextual-spacing="false" fo:line-height="180%" fo:text-align="start" style:justify-single-word="false" fo:orphans="2" fo:widows="2" fo:text-indent="0in" style:auto-text-indent="false" fo:padding="0in" fo:border="none"/>
      <style:text-properties fo:text-transform="uppercase" fo:color="#7d97ad" style:font-name="inherit" fo:font-size="10.5pt" fo:letter-spacing="normal" fo:font-style="normal" fo:font-weight="bold" fo:background-color="#ffffff" loext:padding="0in" loext:border="none"/>
    </style:style>
    <style:style style:name="P6" style:family="paragraph" style:parent-style-name="Horizontal_20_Line">
      <style:paragraph-properties fo:margin-top="0in" fo:margin-bottom="0in" loext:contextual-spacing="false" fo:text-align="start" style:justify-single-word="false" fo:orphans="2" fo:widows="2"/>
    </style:style>
    <style:style style:name="P7" style:family="paragraph" style:parent-style-name="Preformatted_20_Text">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8" style:family="paragraph" style:parent-style-name="Preformatted_20_Text">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9" style:family="paragraph" style:parent-style-name="Quotations">
      <style:paragraph-properties fo:margin-left="0.3937in" fo:margin-right="0.3937in" fo:margin-top="0in" fo:margin-bottom="0in" loext:contextual-spacing="false" fo:line-height="170%" fo:text-align="start" style:justify-single-word="false" fo:orphans="50"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0"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4f4f4f" style:font-name="inherit" fo:font-size="11.25pt" fo:letter-spacing="normal" fo:font-style="normal" fo:font-weight="normal" loext:padding="0in" loext:border="none"/>
    </style:style>
    <style:style style:name="P11"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2"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13" style:family="paragraph" style:parent-style-name="Text_20_body">
      <style:paragraph-properties fo:margin-left="0in" fo:margin-right="0in" fo:margin-top="0in" fo:margin-bottom="0.1563in" loext:contextual-spacing="false" fo:line-height="100%" fo:text-align="end" style:justify-single-word="false" fo:orphans="2" fo:widows="2" fo:text-indent="0in" style:auto-text-indent="false" fo:padding="0in" fo:border="none"/>
      <style:text-properties fo:font-size="18pt" fo:font-weight="bold" officeooo:rsid="000689a2" officeooo:paragraph-rsid="000689a2" style:font-size-asian="15.75pt" style:font-weight-asian="bold" style:font-size-complex="18pt" style:font-weight-complex="bold"/>
    </style:style>
    <style:style style:name="P14"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size="18pt" fo:font-weight="bold" officeooo:rsid="000689a2" officeooo:paragraph-rsid="00067c7c" style:font-size-asian="15.75pt" style:font-weight-asian="bold" style:font-size-complex="18pt" style:font-weight-complex="bold"/>
    </style:style>
    <style:style style:name="P15" style:family="paragraph" style:parent-style-name="Text_20_body">
      <style:paragraph-properties fo:margin-left="0in" fo:margin-right="0in" fo:margin-top="0in" fo:margin-bottom="0.1563in" loext:contextual-spacing="false" fo:line-height="100%" fo:text-align="start" style:justify-single-word="false" fo:orphans="2" fo:widows="2" fo:text-indent="0in" style:auto-text-indent="false" fo:padding="0in" fo:border="none"/>
      <style:text-properties fo:font-size="10pt" fo:font-weight="bold" officeooo:rsid="00067c7c" officeooo:paragraph-rsid="00067c7c" style:font-size-asian="10pt" style:font-weight-asian="bold" style:font-size-complex="10pt" style:font-weight-complex="bold"/>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7" style:family="paragraph" style:parent-style-name="Text_20_body">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20"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1" style:family="paragraph" style:parent-style-name="Text_20_body" style:list-style-name="L16">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2" style:family="paragraph" style:parent-style-name="Text_20_body" style:list-style-name="L17">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3" style:family="paragraph" style:parent-style-name="Text_20_body" style:list-style-name="L18">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4" style:family="paragraph" style:parent-style-name="Text_20_body" style:list-style-name="L19">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5" style:family="paragraph" style:parent-style-name="Text_20_body" style:list-style-name="L16">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6" style:family="paragraph" style:parent-style-name="Text_20_body" style:list-style-name="L17">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7" style:family="paragraph" style:parent-style-name="Text_20_body" style:list-style-name="L18">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8"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normal" fo:background-color="#ffffff" loext:padding="0in" loext:border="none"/>
    </style:style>
    <style:style style:name="T1" style:family="text">
      <style:text-properties fo:font-style="normal" style:font-style-asian="normal" style:font-style-complex="normal"/>
    </style:style>
    <style:style style:name="T2" style:family="text">
      <style:text-properties fo:font-variant="normal" fo:text-transform="none" fo:color="#4f4f4f" style:font-name="inherit" fo:font-size="11.25pt" fo:letter-spacing="normal" fo:font-style="normal" fo:font-weight="bold" fo:background-color="#ffffff" loext:char-shading-value="0" loext:padding="0in" loext:border="none"/>
    </style:style>
    <style:style style:name="T3" style:family="text">
      <style:text-properties fo:font-variant="normal" fo:text-transform="none" fo:color="#4f4f4f" style:font-name="inherit" fo:font-size="11.25pt" fo:letter-spacing="normal" fo:font-style="normal" fo:font-weight="bold" style:font-style-asian="normal" style:font-style-complex="normal" loext:padding="0in" loext:border="none"/>
    </style:style>
    <style:style style:name="T4" style:family="text">
      <style:text-properties fo:font-variant="normal" fo:text-transform="none" fo:color="#4f4f4f" style:font-name="inherit" fo:font-size="11.25pt" fo:letter-spacing="normal" fo:font-style="normal" fo:font-weight="normal" loext:padding="0in" loext:border="none"/>
    </style:style>
    <style:style style:name="T5" style:family="text">
      <style:text-properties fo:font-variant="normal" fo:text-transform="none" fo:color="#4f4f4f" style:font-name="inherit" fo:font-size="11.25pt" fo:letter-spacing="normal" fo:font-style="normal" fo:font-weight="normal" style:font-style-asian="normal" style:font-style-complex="normal" loext:padding="0in" loext:border="none"/>
    </style:style>
    <style:style style:name="T6" style:family="text">
      <style:text-properties fo:font-variant="normal" fo:text-transform="none" fo:color="#4f4f4f" style:font-name="inherit" fo:font-size="11.25pt" fo:letter-spacing="normal" fo:font-style="italic" fo:font-weight="bold" loext:padding="0in" loext:border="none"/>
    </style:style>
    <style:style style:name="T7" style:family="text">
      <style:text-properties fo:font-variant="normal" fo:text-transform="none" fo:color="#0f2b3d" style:font-name="Menlo" fo:font-size="10.5pt" fo:letter-spacing="normal" fo:font-style="normal" fo:font-weight="normal" fo:background-color="#f7f7f8" loext:char-shading-value="0" loext:padding="0.0193in" loext:border="0.06pt solid #b4b9bd"/>
    </style:style>
    <style:style style:name="T8" style:family="text">
      <style:text-properties fo:font-variant="normal" fo:text-transform="none" fo:color="#0f2b3d" style:font-name="Menlo" fo:font-size="10.5pt" fo:letter-spacing="normal" fo:font-style="normal" fo:font-weight="normal" fo:background-color="#f7f7f8" loext:char-shading-value="0" style:font-style-asian="normal" style:font-style-complex="normal" loext:padding="0.0193in" loext:border="0.06pt solid #b4b9bd"/>
    </style:style>
    <style:style style:name="T9" style:family="text">
      <style:text-properties fo:font-variant="normal" fo:text-transform="none" fo:color="#0f2b3d" style:font-name="Menlo" fo:font-size="9.75pt" fo:letter-spacing="normal" fo:font-style="normal" fo:font-weight="normal" fo:background-color="#f7f7f8" loext:char-shading-value="0" loext:padding="0in" loext:border="none"/>
    </style:style>
    <style:style style:name="T10" style:family="text">
      <style:text-properties fo:font-variant="normal" fo:text-transform="none" fo:color="#008080" style:font-name="Menlo" fo:font-size="9.75pt" fo:letter-spacing="normal" fo:font-style="normal" fo:font-weight="normal" fo:background-color="#f7f7f8" loext:char-shading-value="0" loext:padding="0in" loext:border="none"/>
    </style:style>
    <style:style style:name="T11" style:family="text">
      <style:text-properties fo:font-variant="normal" fo:text-transform="none" fo:color="#dd1144" style:font-name="Menlo" fo:font-size="9.75pt" fo:letter-spacing="normal" fo:font-style="normal" fo:font-weight="normal" fo:background-color="#f7f7f8" loext:char-shading-value="0" loext:padding="0in" loext:border="none"/>
    </style:style>
    <style:style style:name="T12" style:family="text">
      <style:text-properties fo:font-variant="normal" fo:text-transform="none" fo:color="#333333" style:font-name="inherit" fo:font-size="9.75pt" fo:letter-spacing="normal" fo:font-style="normal" fo:font-weight="bold" fo:background-color="#f7f7f8" loext:char-shading-value="0" loext:padding="0in" loext:border="none"/>
    </style:style>
    <style:style style:name="T13" style:family="text">
      <style:text-properties fo:font-style="italic" style:font-style-asian="italic" style:font-style-complex="italic"/>
    </style:style>
    <style:style style:name="T14" style:family="text">
      <style:text-properties style:font-style-asian="normal" style:font-style-complex="normal"/>
    </style:style>
    <style:style style:name="T15" style:family="text">
      <style:text-properties officeooo:rsid="00070150"/>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 text:name="switch-the-git-branch"/><text:span text:style-name="T14">Switch the Git Branch</text:span></text:h>
      <text:p text:style-name="P17"><text:span text:style-name="T4">If you want to practice the steps mentioned in the video demonstration below, then use on the </text:span><text:span text:style-name="Source_20_Text"><text:span text:style-name="T7">3-webpack-output-and-loaders</text:span></text:span><text:span text:style-name="T4"> branch.</text:span></text:p>
      <text:p text:style-name="P17"><text:span text:style-name="T4">Else, you can switch to the branch </text:span><text:span text:style-name="Source_20_Text"><text:span text:style-name="T7">4-webpack-plugins</text:span></text:span><text:span text:style-name="T4"> corresponding to the current exercise where all the steps have already been carried out.</text:span></text:p>
      <text:p text:style-name="P7"><text:span text:style-name="Source_20_Text"><text:span text:style-name="T9">git checkout </text:span></text:span><text:span text:style-name="Source_20_Text"><text:span text:style-name="T10">4</text:span></text:span><text:span text:style-name="Source_20_Text"><text:span text:style-name="T9">-webpack-plugins</text:span></text:span></text:p>
      <text:p text:style-name="P8"><text:span text:style-name="Source_20_Text"><text:span text:style-name="T9">git branch</text:span></text:span></text:p>
      <text:h text:style-name="P2" text:outline-level="2"><text:bookmark text:name="webpack-plugins"/>Webpack Plugins</text:h>
      <text:p text:style-name="P11">Plugins are one of the last vital concepts for webpack. The Webpack documentation explains them like this:</text:p>
      <text:p text:style-name="P9">While loaders are used to transform certain types of modules, plugins can be leveraged to perform a wider range of tasks like bundle optimization, asset management and injection of environment variables.</text:p>
      <text:p text:style-name="P11">So, pretty much anything that we need to do that falls outside the range of loaders will be accomplished with plugins.</text:p>
      <text:p text:style-name="P19">Plugins can do all sorts of things, from automatically adding asset references to an html file (which we’ll cover in a second) to allowing for hot module replacement - which is used in React’s Create React App to create an auto updating development server.</text:p>
      <text:p text:style-name="P14"><text:span text:style-name="Strong_20_Emphasis"><text:span text:style-name="T3">Note</text:span></text:span><text:span text:style-name="T5"> - In the video demonstration above, one more change is required to be done in </text:span><text:span text:style-name="Source_20_Text"><text:span text:style-name="T8">&lt;project_root_directory&gt;/src/server/index.js</text:span></text:span><text:span text:style-name="T5"> file:</text:span></text:p>
      <text:p text:style-name="P11">Change the path from:</text:p>
      <text:p text:style-name="P7"><text:span text:style-name="Source_20_Text"><text:span text:style-name="T9">app.</text:span></text:span><text:span text:style-name="Source_20_Text"><text:span text:style-name="T12">use</text:span></text:span><text:span text:style-name="Source_20_Text"><text:span text:style-name="T9">(express.</text:span></text:span><text:span text:style-name="Source_20_Text"><text:span text:style-name="T12">static</text:span></text:span><text:span text:style-name="Source_20_Text"><text:span text:style-name="T9">(</text:span></text:span><text:span text:style-name="Source_20_Text"><text:span text:style-name="T11">'src/client'</text:span></text:span><text:span text:style-name="Source_20_Text"><text:span text:style-name="T9">))</text:span></text:span></text:p>
      <text:p text:style-name="P11">To:</text:p>
      <text:p text:style-name="P7"><text:span text:style-name="Source_20_Text"><text:span text:style-name="T9">app.</text:span></text:span><text:span text:style-name="Source_20_Text"><text:span text:style-name="T12">use</text:span></text:span><text:span text:style-name="Source_20_Text"><text:span text:style-name="T9">(express.</text:span></text:span><text:span text:style-name="Source_20_Text"><text:span text:style-name="T12">static</text:span></text:span><text:span text:style-name="Source_20_Text"><text:span text:style-name="T9">(</text:span></text:span><text:span text:style-name="Source_20_Text"><text:span text:style-name="T11">'dist'</text:span></text:span><text:span text:style-name="Source_20_Text"><text:span text:style-name="T9">))</text:span></text:span></text:p>
      <text:p text:style-name="P18"><text:span text:style-name="Strong_20_Emphasis"><text:span text:style-name="Emphasis"><text:span text:style-name="T6">We will see a sequential task list of all the instructions on the next page.</text:span></text:span></text:span></text:p>
      <text:h text:style-name="P5" text:outline-level="3"><text:soft-page-break/>QUESTION 1 OF 4</text:h>
      <text:p text:style-name="P28">Would a webpack plugin or loader be responsible for creating global constant values that can be used throughout the application?</text:p>
      <text:list xml:id="list208470905" text:style-name="L16">
        <text:list-item>
          <text:p text:style-name="P25">Plugin</text:p>
        </text:list-item>
        <text:list-item>
          <text:p text:style-name="P21">Loader</text:p>
        </text:list-item>
      </text:list>
      <text:p text:style-name="P10">SUBMIT</text:p>
      <text:h text:style-name="P5" text:outline-level="3">QUESTION 2 OF 4</text:h>
      <text:p text:style-name="P28">Would a webpack plugin or loader be responsible for taking a .less file and returning css?</text:p>
      <text:list xml:id="list2239397695" text:style-name="L17">
        <text:list-item>
          <text:p text:style-name="P22">Plugin</text:p>
        </text:list-item>
        <text:list-item>
          <text:p text:style-name="P26">Loader</text:p>
        </text:list-item>
      </text:list>
      <text:p text:style-name="P10">SUBMIT</text:p>
      <text:h text:style-name="P5" text:outline-level="3">QUESTION 3 OF 4</text:h>
      <text:p text:style-name="P28">What are the three steps to install most plugins:</text:p>
      <text:list xml:id="list433769223" text:style-name="L18">
        <text:list-item>
          <text:p text:style-name="P27">Declare a new instance of the plugin in the plugins list</text:p>
        </text:list-item>
        <text:list-item>
          <text:p text:style-name="P27">Require the plugin from the node modules directory</text:p>
        </text:list-item>
        <text:list-item>
          <text:p text:style-name="P27">Install the plugin via yarn or npm</text:p>
        </text:list-item>
        <text:list-item>
          <text:p text:style-name="P23">Instantiate the plugin at the top of the file</text:p>
        </text:list-item>
      </text:list>
      <text:p text:style-name="P10">SUBMIT</text:p>
      <text:h text:style-name="P1" text:outline-level="2">Interview Question</text:h>
      <text:p text:style-name="P20">In javascript, when you see the "new" keyword, what does it do and what does it say about the thing it is being called on?</text:p>
      <text:p text:style-name="P6"/>
      <text:h text:style-name="P4" text:outline-level="3">Your reflection</text:h>
      <text:p text:style-name="P16"><text:span text:style-name="Strong_20_Emphasis"><text:span text:style-name="T2">It is used to create a new instance of something</text:span></text:span></text:p>
      <text:h text:style-name="P4" text:outline-level="3">Things to think about</text:h>
      <text:p text:style-name="P12">Some words and concepts that should be part of your answer here are:</text:p>
      <text:list xml:id="list2085167056" text:style-name="L19">
        <text:list-item>
          <text:p text:style-name="P24">The word instantiate, you create a new instance of the class</text:p>
        </text:list-item>
        <text:list-item>
          <text:p text:style-name="P24">We create instances from classes, so the thing it is called on must be a class</text:p>
        </text:list-item>
        <text:list-item>
          <text:p text:style-name="P24"><text:soft-page-break/>If you want to get into the nitty gritty, you could talk about javascript pseudo classes and how the new keyword in javascript classes is really just syntactic sugar for javascript prototypes</text:p>
        </text:list-item>
      </text:list>
      <text:p text:style-name="P14"><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16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6:07:05.779134585</meta:creation-date>
    <dc:date>2021-01-26T23:17:55.145650368</dc:date>
    <meta:editing-duration>PT9H53M3S</meta:editing-duration>
    <meta:editing-cycles>10</meta:editing-cycles>
    <meta:generator>LibreOffice/6.4.6.2$Linux_X86_64 LibreOffice_project/40$Build-2</meta:generator>
    <meta:print-date>2021-01-26T13:00:54.190665016</meta:print-date>
    <meta:document-statistic meta:table-count="0" meta:image-count="0" meta:object-count="0" meta:page-count="3" meta:paragraph-count="42" meta:word-count="430" meta:character-count="2502" meta:non-whitespace-character-count="2125"/>
  </office:meta>
</office:document-meta>
</file>